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8cm" fo:min-width="4.378cm" style:writing-mode="lr-tb"/>
      <style:paragraph-properties style:writing-mode="lr-tb"/>
    </style:style>
    <style:style style:name="gr2" style:family="graphic" style:parent-style-name="objectwithoutfill">
      <style:graphic-properties draw:marker-end="Groty_20_strzałek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33cm" fo:min-width="4.58cm" style:writing-mode="lr-tb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5" style:family="graphic" style:parent-style-name="objectwithoutfill">
      <style:graphic-properties draw:marker-end="Groty_20_strzałek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38cm" fo:min-width="6.908cm" fo:wrap-option="wrap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6cm"/>
      <style:paragraph-properties style:writing-mode="lr-tb"/>
    </style:style>
    <style:style style:name="co1" style:family="table-column">
      <style:table-column-properties style:column-width="3.632cm" style:use-optimal-column-width="false"/>
    </style:style>
    <style:style style:name="co2" style:family="table-column">
      <style:table-column-properties style:column-width="3.208cm" style:use-optimal-column-width="false"/>
    </style:style>
    <style:style style:name="co3" style:family="table-column">
      <style:table-column-properties style:column-width="2.496cm" style:use-optimal-column-width="false"/>
    </style:style>
    <style:style style:name="co4" style:family="table-column">
      <style:table-column-properties style:column-width="4.188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5cm" svg:height="1.25cm" svg:x="6.5cm" svg:y="3.5cm">
          <text:p text:style-name="P1">Plik jest wybran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75cm" svg:y1="4.75cm" svg:x2="4.5cm" svg:y2="8.5cm">
          <text:p/>
        </draw:line>
        <draw:custom-shape draw:style-name="gr3" draw:text-style-name="P2" draw:layer="layout" svg:width="5.25cm" svg:height="1.75cm" svg:x="2cm" svg:y="8.5cm">
          <text:p text:style-name="P1">Informacje o błędzie w polu tekstowy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cm" svg:height="2.5cm" svg:x="1.75cm" svg:y="4.5cm">
          <draw:text-box>
            <text:p>Brak dostępu do pliku</text:p>
          </draw:text-box>
        </draw:frame>
        <draw:line draw:style-name="gr5" draw:text-style-name="P3" draw:layer="layout" svg:x1="11.5cm" svg:y1="4.75cm" svg:x2="13cm" svg:y2="8.25cm">
          <text:p/>
        </draw:line>
        <draw:custom-shape draw:style-name="gr6" draw:text-style-name="P2" draw:layer="layout" svg:width="6.5cm" svg:height="2cm" svg:x="10.5cm" svg:y="8.25cm">
          <text:p text:style-name="P1">Obliczenia hashów są wyświetl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3.75cm" svg:height="2.384cm" svg:x="12.5cm" svg:y="5.25cm">
          <draw:text-box>
            <text:p>Poprawny dostęp do pliku</text:p>
          </draw:text-box>
        </draw:frame>
        <draw:frame draw:style-name="gr8" draw:text-style-name="P4" draw:layer="layout" svg:width="11.5cm" svg:height="1.75cm" svg:x="4cm" svg:y="1.25cm">
          <draw:text-box>
            <text:p>Przejścia stanów dostępu do plików</text:p>
          </draw:text-box>
        </draw:frame>
        <draw:frame draw:style-name="standard" draw:layer="layout" svg:width="13.523cm" svg:height="6.331cm" svg:x="1.782cm" svg:y="12.8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Zmienna</text:span></text:p>
              </table:table-cell>
              <table:table-cell>
                <text:p text:style-name="P5"><text:span text:style-name="T1">Stan</text:span></text:p>
              </table:table-cell>
              <table:table-cell>
                <text:p text:style-name="P5"><text:span text:style-name="T1">Test case 1</text:span></text:p>
              </table:table-cell>
              <table:table-cell>
                <text:p text:style-name="P5"><text:span text:style-name="T1">Test case 2</text:span></text:p>
              </table:table-cell>
            </table:table-row>
            <table:table-row table:style-name="ro1" table:default-cell-style-name="bg-none">
              <table:table-cell>
                <text:p>Plik</text:p>
              </table:table-cell>
              <table:table-cell>
                <text:p>Poprawny dostęp do pliku</text:p>
              </table:table-cell>
              <table:table-cell>
                <text:p>Fałsz</text:p>
              </table:table-cell>
              <table:table-cell>
                <text:p>Prawda</text:p>
              </table:table-cell>
            </table:table-row>
            <table:table-row table:style-name="ro1" table:default-cell-style-name="bg-none">
              <table:table-cell>
                <text:p>Rezultat</text:p>
              </table:table-cell>
              <table:table-cell>
                <text:p>Informacja o błędzie</text:p>
              </table:table-cell>
              <table:table-cell>
                <text:p>Prawda</text:p>
              </table:table-cell>
              <table:table-cell>
                <text:p>Fałsz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4" draw:layer="layout" svg:width="6.75cm" svg:height="1.5cm" svg:x="3.25cm" svg:y="10.75cm">
          <draw:text-box>
            <text:p>Tabela decyzyjna</text:p>
          </draw:text-box>
        </draw:frame>
        <draw:frame draw:style-name="gr10" draw:text-style-name="P4" draw:layer="layout" svg:width="7.5cm" svg:height="1cm" svg:x="5.75cm" svg:y="20.25cm">
          <draw:text-box>
            <text:p>Klasy równoważności</text:p>
          </draw:text-box>
        </draw:frame>
        <draw:frame draw:style-name="gr10" draw:text-style-name="P4" draw:layer="layout" svg:width="4.5cm" svg:height="1cm" svg:x="5.75cm" svg:y="26.5cm">
          <draw:text-box>
            <text:p>Data Format:</text:p>
          </draw:text-box>
        </draw:frame>
        <draw:custom-shape draw:style-name="gr11" draw:text-style-name="P2" draw:layer="layout" svg:width="8cm" svg:height="5cm" svg:x="6.75cm" svg:y="21.25cm">
          <text:p text:style-name="P1">N-nieistniejący plik</text:p>
          <text:p text:style-name="P1">N-plik tylko do odczytu</text:p>
          <text:p text:style-name="P1">n-brak uprawnień do pliku</text:p>
          <text:p text:style-name="P1">P-poprawny dostęp do pliku</text:p>
          <text:p text:style-name="P1"/>
          <draw:enhanced-geometry svg:viewBox="0 0 21600 21600" draw:text-areas="800 800 20800 20800" draw:type="round-rectangular-callout" draw:modifiers="1986.95163104612 23310.377924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omyślny">
        <draw:frame draw:style-name="gr12" draw:text-style-name="P4" draw:layer="layout" svg:width="17.5cm" svg:height="26.25cm" svg:x="1.75cm" svg:y="2cm">
          <draw:text-box>
            <text:p><text:span text:style-name="T1">Zgadywanie błędów</text:span>:</text:p>
            <text:p>-puste pola danych i wykonanie obliczeń</text:p>
            <text:p>-pusty plik</text:p>
            <text:p>-plik z dodatkowym streamem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2" draw:display-name="Groty strzałek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9T21:53:12.384000000</meta:creation-date>
    <dc:date>2023-07-29T23:11:57.360000000</dc:date>
    <meta:editing-duration>PT1H3M20S</meta:editing-duration>
    <meta:editing-cycles>6</meta:editing-cycles>
    <meta:generator>LibreOffice/7.5.3.2$Windows_X86_64 LibreOffice_project/9f56dff12ba03b9acd7730a5a481eea045e468f3</meta:generator>
    <meta:document-statistic meta:object-count="14"/>
  </office:meta>
</office:document-meta>
</file>